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ba4" officeooo:paragraph-rsid="001e0ba4"/>
    </style:style>
    <style:style style:name="P2" style:family="paragraph" style:parent-style-name="Standard">
      <style:text-properties officeooo:rsid="001ff88c" officeooo:paragraph-rsid="001ff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leur text header au survole</text:p>
      <text:p text:style-name="P1"/>
      <text:p text:style-name="P1">taille bloc filtres</text:p>
      <text:p text:style-name="P2">couleur hover filtre</text:p>
      <text:p text:style-name="P1"/>
      <text:p text:style-name="P1">image de populaire bloquer</text:p>
      <text:p text:style-name="P1"/>
      <text:p text:style-name="P2">espacement activités à marseill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17:28:53.419000000</meta:creation-date>
    <dc:date>2021-05-05T19:08:57.724000000</dc:date>
    <meta:editing-duration>PT29M44S</meta:editing-duration>
    <meta:editing-cycles>1</meta:editing-cycles>
    <meta:document-statistic meta:table-count="0" meta:image-count="0" meta:object-count="0" meta:page-count="1" meta:paragraph-count="5" meta:word-count="19" meta:character-count="127" meta:non-whitespace-character-count="113"/>
    <meta:generator>LibreOffice/6.4.4.2$Windows_X86_64 LibreOffice_project/3d775be2011f3886db32dfd395a6a6d1ca2630ff</meta:generator>
  </office:meta>
</office:document-meta>
</file>